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b 58%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0% 100%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0% 100%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245cm" svg:y="0.38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97cm" svg:height="1.397cm" svg:x="4.953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97cm" svg:height="1.397cm" svg:x="0.29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custom-shape draw:style-name="gr2" draw:text-style-name="P1" draw:layer="layout" svg:width="1.524cm" svg:height="1.524cm" svg:x="4.871cm" svg:y="7.4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5.506cm" svg:y="7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5.506cm" svg:y="8.452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2" draw:text-style-name="P1" draw:layer="layout" svg:width="1.524cm" svg:height="1.524cm" svg:x="0.254cm" svg:y="11.92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0.889cm" svg:y="12.3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0.889cm" svg:y="12.94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1.524cm" svg:height="1.524cm" svg:x="0.281cm" svg:y="3.75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0.916cm" svg:y="4.1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0.916cm" svg:y="4.772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1.778cm" svg:y1="12.69cm" svg:x2="4.953cm" svg:y2="12.69cm" draw:start-shape="id1" draw:start-glue-point="1" draw:end-shape="id2" svg:d="M1778 12690h3175" svg:viewBox="0 0 3176 1">
          <text:p/>
        </draw:connector>
        <draw:connector draw:style-name="gr4" draw:text-style-name="P1" draw:layer="layout" draw:type="line" svg:x1="4.871cm" svg:y1="8.198cm" svg:x2="1.696cm" svg:y2="8.199cm" draw:start-shape="id3" draw:start-glue-point="3" draw:end-shape="id4" draw:end-glue-point="10" svg:d="M4871 8198l-3175 1" svg:viewBox="0 0 3176 2">
          <text:p/>
        </draw:connector>
        <draw:frame draw:style-name="gr5" draw:layer="layout" svg:width="2.796cm" svg:height="0.962cm" svg:x="2.667cm" svg:y="0.467cm">
          <draw:text-box>
            <text:p>Process</text:p>
          </draw:text-box>
        </draw:frame>
        <draw:frame draw:style-name="gr6" draw:layer="layout" svg:width="4.445cm" svg:height="2.384cm" svg:x="2.667cm" svg:y="3.51cm">
          <draw:text-box>
            <text:p>Resource with two instances.</text:p>
          </draw:text-box>
        </draw:frame>
        <draw:frame draw:style-name="gr7" draw:text-style-name="P1" draw:layer="layout" svg:width="0.696cm" svg:height="0.648cm" svg:x="5.334cm" svg:y="12.3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0.687cm" svg:height="0.635cm" svg:x="4.871cm" svg:y="8.9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1" draw:layer="layout" svg:width="0.687cm" svg:height="0.635cm" svg:x="0.254cm" svg:y="13.46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1" draw:layer="layout" svg:width="0.696cm" svg:height="0.648cm" svg:x="0.68cm" svg:y="7.93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draw:layer="layout" svg:width="6.858cm" svg:height="1.171cm" svg:x="0.381cm" svg:y="14.605cm">
          <draw:text-box>
            <text:p><text:span text:style-name="T1">P</text:span><text:span text:style-name="T2">i</text:span><text:span text:style-name="T3"> </text:span><text:span text:style-name="T4">requests instance </text:span><text:span text:style-name="T5">R</text:span><text:span text:style-name="T2">j</text:span></text:p>
          </draw:text-box>
        </draw:frame>
        <draw:frame draw:style-name="gr6" draw:text-style-name="P2" draw:layer="layout" svg:width="6.858cm" svg:height="1.171cm" svg:x="0.381cm" svg:y="9.76cm">
          <draw:text-box>
            <text:p><text:span text:style-name="T1">P</text:span><text:span text:style-name="T2">i</text:span><text:span text:style-name="T3"> <text:s/></text:span><text:span text:style-name="T4">holds instance </text:span><text:span text:style-name="T5">R</text:span><text:span text:style-name="T2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7.6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5-01-06T19:53:46.797312000</dc:date>
    <meta:editing-duration>PT11H57M52S</meta:editing-duration>
    <meta:editing-cycles>35</meta:editing-cycles>
    <meta:generator>LibreOffice/4.2.8.2$MacOSX_x86 LibreOffice_project/48d50dbfc06349262c9d50868e5c1f630a573ebd</meta:generator>
    <meta:document-statistic meta:object-count="25"/>
  </office:meta>
</office:document-meta>
</file>

<file path=Object 1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4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5/content.xml><?xml version="1.0" encoding="utf-8"?>
<math xmlns="http://www.w3.org/1998/Math/MathML" display="block">
  <semantics>
    <msub>
      <mi>R</mi>
      <mi>i</mi>
    </msub>
    <annotation encoding="StarMath 5.0">R_i</annotation>
  </semantics>
</math>
</file>